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officeooo:paragraph-rsid="010f3482"/>
    </style:style>
    <style:style style:name="P3" style:family="paragraph" style:parent-style-name="Text_20_body">
      <style:paragraph-properties fo:text-align="start" style:justify-single-word="false"/>
      <style:text-properties officeooo:paragraph-rsid="01d47c95"/>
    </style:style>
    <style:style style:name="P4" style:family="paragraph" style:parent-style-name="Text_20_body">
      <style:paragraph-properties fo:text-align="start" style:justify-single-word="false"/>
      <style:text-properties officeooo:paragraph-rsid="01e2e872"/>
    </style:style>
    <style:style style:name="P5" style:family="paragraph" style:parent-style-name="Text_20_body">
      <style:paragraph-properties fo:text-align="start" style:justify-single-word="false"/>
      <style:text-properties officeooo:paragraph-rsid="0223b6db"/>
    </style:style>
    <style:style style:name="P6" style:family="paragraph" style:parent-style-name="Text_20_body">
      <style:paragraph-properties fo:text-align="start" style:justify-single-word="false"/>
      <style:text-properties officeooo:paragraph-rsid="022b1e56"/>
    </style:style>
    <style:style style:name="P7" style:family="paragraph" style:parent-style-name="Text_20_body">
      <style:paragraph-properties fo:text-align="start" style:justify-single-word="false"/>
      <style:text-properties officeooo:paragraph-rsid="024cace5"/>
    </style:style>
    <style:style style:name="P8" style:family="paragraph" style:parent-style-name="Text_20_body">
      <style:paragraph-properties fo:text-align="start" style:justify-single-word="false"/>
      <style:text-properties officeooo:paragraph-rsid="024ed821"/>
    </style:style>
    <style:style style:name="P9" style:family="paragraph" style:parent-style-name="Text_20_body">
      <style:paragraph-properties fo:text-align="start" style:justify-single-word="false"/>
      <style:text-properties officeooo:paragraph-rsid="015e4c5d"/>
    </style:style>
    <style:style style:name="P10" style:family="paragraph" style:parent-style-name="Text_20_body">
      <style:paragraph-properties fo:text-align="start" style:justify-single-word="false"/>
      <style:text-properties officeooo:rsid="0250f9f3" officeooo:paragraph-rsid="0250f9f3"/>
    </style:style>
    <style:style style:name="T1" style:family="text">
      <style:text-properties style:font-name="sans-serif" fo:font-size="18.75pt" officeooo:rsid="01ab6838"/>
    </style:style>
    <style:style style:name="T2" style:family="text">
      <style:text-properties officeooo:rsid="01ab1a1b"/>
    </style:style>
    <style:style style:name="T3" style:family="text">
      <style:text-properties officeooo:rsid="01b52d0c"/>
    </style:style>
    <style:style style:name="T4" style:family="text">
      <style:text-properties officeooo:rsid="01cf56b1"/>
    </style:style>
    <style:style style:name="T5" style:family="text">
      <style:text-properties officeooo:rsid="01d47c95"/>
    </style:style>
    <style:style style:name="T6" style:family="text">
      <style:text-properties fo:font-weight="bold" officeooo:rsid="01d47c95" style:font-weight-asian="bold" style:font-weight-complex="bold"/>
    </style:style>
    <style:style style:name="T7" style:family="text">
      <style:text-properties fo:font-weight="bold" officeooo:rsid="01e2e872" style:font-weight-asian="bold" style:font-weight-complex="bold"/>
    </style:style>
    <style:style style:name="T8" style:family="text">
      <style:text-properties fo:font-weight="bold" officeooo:rsid="0207792e" style:font-weight-asian="bold" style:font-weight-complex="bold"/>
    </style:style>
    <style:style style:name="T9" style:family="text">
      <style:text-properties fo:font-weight="bold" officeooo:rsid="023954c3" style:font-weight-asian="bold" style:font-weight-complex="bold"/>
    </style:style>
    <style:style style:name="T10" style:family="text">
      <style:text-properties fo:font-weight="bold" officeooo:rsid="024cace5" style:font-weight-asian="bold" style:font-weight-complex="bold"/>
    </style:style>
    <style:style style:name="T11" style:family="text">
      <style:text-properties fo:font-weight="bold" officeooo:rsid="0250f9f3" style:font-weight-asian="bold" style:font-weight-complex="bold"/>
    </style:style>
    <style:style style:name="T12" style:family="text">
      <style:text-properties officeooo:rsid="01d9c8c1"/>
    </style:style>
    <style:style style:name="T13" style:family="text">
      <style:text-properties officeooo:rsid="01e2e872"/>
    </style:style>
    <style:style style:name="T14" style:family="text">
      <style:text-properties officeooo:rsid="01ed8561"/>
    </style:style>
    <style:style style:name="T15" style:family="text">
      <style:text-properties officeooo:rsid="0207792e"/>
    </style:style>
    <style:style style:name="T16" style:family="text">
      <style:text-properties officeooo:rsid="0200adef"/>
    </style:style>
    <style:style style:name="T17" style:family="text">
      <style:text-properties officeooo:rsid="021df31e"/>
    </style:style>
    <style:style style:name="T18" style:family="text">
      <style:text-properties officeooo:rsid="0223b6db"/>
    </style:style>
    <style:style style:name="T19" style:family="text">
      <style:text-properties officeooo:rsid="022b1e56"/>
    </style:style>
    <style:style style:name="T20" style:family="text">
      <style:text-properties officeooo:rsid="023954c3"/>
    </style:style>
    <style:style style:name="T21" style:family="text">
      <style:text-properties officeooo:rsid="02434e3c"/>
    </style:style>
    <style:style style:name="T22" style:family="text">
      <style:text-properties officeooo:rsid="024cace5"/>
    </style:style>
    <style:style style:name="T23" style:family="text">
      <style:text-properties officeooo:rsid="024ed821"/>
    </style:style>
    <style:style style:name="T24" style:family="text">
      <style:text-properties officeooo:rsid="0250f9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2">5</text:span>: <text:span text:style-name="T1">Canny Edge Detector from scratch</text:span></text:p>
      <text:p text:style-name="P1">Marthinus Johannes Nel</text:p>
      <text:p text:style-name="P9"><text:span text:style-name="T3">A </text:span>Canny edge detector is a multi-stage algorithm that detects edges in images by applying a series of filters to reduce noise, calculate image gradients, suppress non-maximum edges, and <text:span text:style-name="T3">using a high and low</text:span> <text:span text:style-name="T3">threshold with recursion</text:span> to determine final edge<text:span text:style-name="T4">s</text:span>.</text:p>
      <text:p text:style-name="P10">Below is a description of the 6 functions used, in order, to implement canny edge detection:</text:p>
      <text:p text:style-name="P3"><text:span text:style-name="T5">1) </text:span><text:span text:style-name="T6">Gaussian smoothing</text:span><text:span text:style-name="T5">: </text:span><text:span text:style-name="T12">This function preforms </text:span>Gaussian smoothing <text:span text:style-name="T12">on a </text:span><text:span text:style-name="T14">gray scale </text:span><text:span text:style-name="T12">image with a given kernel size and standard deviation. This reduces the noise in the image.</text:span></text:p>
      <text:p text:style-name="P4"><text:span text:style-name="T13">2) </text:span><text:span text:style-name="T7">Image gradient</text:span><text:span text:style-name="T13">: </text:span><text:span text:style-name="T14">This function takes in the smoothed gray scale image and calculates the images gradient and magnitude. <text:s/></text:span>Sobel operators are used to compute the horizontal and vertical edges of the image <text:span text:style-name="T14">(Ix, Iy). The magnitude of the image </text:span>gradient is calculated by taking the square root of the sum of the squares of the horizontal and vertical edge<text:span text:style-name="T14">s and t</text:span>he direction of the image gradient is calculated using the <text:span text:style-name="T14">arctan2</text:span> of the vertical and horizontal edges.</text:p>
      <text:p text:style-name="P5"><text:span text:style-name="T16">3) </text:span><text:span text:style-name="T8">Compute thresholds</text:span><text:span text:style-name="T15">: </text:span>This function computes high and low thresholds based on the magnitude image of the image gradient. <text:span text:style-name="T17">First a </text:span>histogram <text:span text:style-name="T17">is created </text:span>from the magnitude image and then <text:span text:style-name="T17">the </text:span>cumulative histogram <text:span text:style-name="T17">is generated and normalized</text:span>. <text:span text:style-name="T18">The</text:span> first bin of the cumulative distribution that is greater than or equal to the percentage of non-edge pixels <text:span text:style-name="T18">is determined to be the high threshold</text:span>. <text:span text:style-name="T18">T</text:span>he low threshold is calculated by multiplying the high threshold with the given ratio. </text:p>
      <text:p text:style-name="P6"><text:span text:style-name="T19">4) </text:span><text:span text:style-name="T9">Non-maximum suppression</text:span><text:span text:style-name="T20">: </text:span><text:span text:style-name="T21">This is used to </text:span>thin out the edges obtained from applying gradient-based edge detection. <text:span text:style-name="T21">It</text:span> works by iterating through each pixel in the magnitude image and comparing the gradient direction of the pixel to its neighboring pixels. The output is obtained by only keeping pixels whose magnitude is greater than or equal to its two neighboring pixels in the direction of the gradient.</text:p>
      <text:p text:style-name="P7"><text:span text:style-name="T22">5) </text:span><text:span text:style-name="T10">Find edges</text:span><text:span text:style-name="T22">: </text:span>The algorithm loops through the suppressed image and assigns pixel values to each image based on the <text:span text:style-name="T23">high and low </text:span>threshold values. Pixels with values above the high threshold are considered strong edges, those between the high and low thresholds are considered weak edges, and those below the low threshold are not considered edges. The output images have different pixel values to differentiate between strong and weak edges.</text:p>
      <text:p text:style-name="P8"><text:span text:style-name="T23">6) </text:span><text:span text:style-name="T11">Edge linking</text:span><text:span text:style-name="T24">: </text:span>The input to the function is an image containing both strong (255) and weak (125) edges. The function loops through each pixel in the image and checks if the pixel is a weak edge. If it is, it checks if any of its eight neighboring pixels has a strong edge. If it does, the weak edge is made strong by setting its value to 255. If not, the weak edge is deleted by setting its value to 0. The function returns an image containing only strong edges.</text:p>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23T20:27:38.027211711</dc:date>
    <meta:editing-duration>PT4H9M</meta:editing-duration>
    <meta:editing-cycles>71</meta:editing-cycles>
    <meta:document-statistic meta:table-count="0" meta:image-count="0" meta:object-count="0" meta:page-count="2" meta:paragraph-count="10" meta:word-count="478" meta:character-count="2846" meta:non-whitespace-character-count="2376"/>
  </office:meta>
</office:document-meta>
</file>